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dash" draw:stroke-dash="Dashed_20__28_var_29_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4cm" svg:height="0.5cm" svg:x="7.8cm" svg:y="4cm">
          <text:p text:style-name="P1"><text:span text:style-name="T1">ARMException</text:span></text:p>
        </draw:rect>
        <draw:rect draw:style-name="gr2" draw:text-style-name="P2" draw:layer="layout" svg:width="4cm" svg:height="0.5cm" svg:x="7.8cm" svg:y="4.5cm">
          <text:p/>
        </draw:rect>
        <draw:line draw:style-name="gr3" draw:text-style-name="P1" draw:layer="layout" svg:x1="9.8cm" svg:y1="5cm" svg:x2="9.55cm" svg:y2="5.25cm">
          <text:p/>
        </draw:line>
        <draw:line draw:style-name="gr3" draw:text-style-name="P1" draw:layer="layout" svg:x1="9.8cm" svg:y1="5cm" svg:x2="10.05cm" svg:y2="5.25cm">
          <text:p/>
        </draw:line>
        <draw:line draw:style-name="gr3" draw:text-style-name="P1" draw:layer="layout" svg:x1="9.55cm" svg:y1="5.25cm" svg:x2="10.05cm" svg:y2="5.25cm">
          <text:p/>
        </draw:line>
        <draw:line draw:style-name="gr3" draw:text-style-name="P1" draw:layer="layout" svg:x1="9.8cm" svg:y1="5.25cm" svg:x2="9.8cm" svg:y2="6.25cm">
          <text:p/>
        </draw:line>
        <draw:rect draw:style-name="gr1" draw:text-style-name="P2" draw:layer="layout" svg:width="4cm" svg:height="0.5cm" svg:x="1.35cm" svg:y="7.15cm">
          <text:p text:style-name="P1"><text:span text:style-name="T1">Reset</text:span></text:p>
        </draw:rect>
        <draw:rect draw:style-name="gr1" draw:text-style-name="P2" draw:layer="layout" svg:width="4cm" svg:height="0.5cm" svg:x="1.35cm" svg:y="7.65cm">
          <text:p text:style-name="P1"><text:span text:style-name="T1">static void reset()</text:span></text:p>
        </draw:rect>
        <draw:rect draw:style-name="gr1" draw:text-style-name="P2" draw:layer="layout" svg:width="5.35cm" svg:height="0.5cm" svg:x="6.15cm" svg:y="7.15cm">
          <text:p text:style-name="P1"><text:span text:style-name="T1">SupervisorCall</text:span></text:p>
        </draw:rect>
        <draw:rect draw:style-name="gr1" draw:text-style-name="P2" draw:layer="layout" svg:width="5.35cm" svg:height="0.5cm" svg:x="6.15cm" svg:y="7.65cm">
          <text:p text:style-name="P1"><text:span text:style-name="T1">static void superVisorCall()</text:span></text:p>
        </draw:rect>
        <draw:line draw:style-name="gr3" draw:text-style-name="P1" draw:layer="layout" svg:x1="8.15cm" svg:y1="7.15cm" svg:x2="8.15cm" svg:y2="6.25cm">
          <text:p/>
        </draw:line>
        <draw:line draw:style-name="gr3" draw:text-style-name="P1" draw:layer="layout" svg:x1="3.3cm" svg:y1="7.15cm" svg:x2="3.3cm" svg:y2="6.25cm">
          <text:p/>
        </draw:line>
        <draw:line draw:style-name="gr3" draw:text-style-name="P1" draw:layer="layout" svg:x1="3.3cm" svg:y1="6.25cm" svg:x2="17.15cm" svg:y2="6.25cm">
          <text:p/>
        </draw:line>
        <draw:line draw:style-name="gr4" draw:text-style-name="P1" draw:layer="layout" svg:x1="11.95cm" svg:y1="7.45cm" svg:x2="14.25cm" svg:y2="7.45cm">
          <text:p/>
        </draw:line>
        <draw:line draw:style-name="gr3" draw:text-style-name="P1" draw:layer="layout" svg:x1="15cm" svg:y1="9.35cm" svg:x2="15.1cm" svg:y2="9.3cm">
          <text:p/>
        </draw:line>
        <draw:rect draw:style-name="gr1" draw:text-style-name="P2" draw:layer="layout" svg:width="4.65cm" svg:height="0.5cm" svg:x="14.85cm" svg:y="7.15cm">
          <text:p text:style-name="P1"><text:span text:style-name="T1">IrqInterrupt</text:span></text:p>
        </draw:rect>
        <draw:rect draw:style-name="gr1" draw:text-style-name="P2" draw:layer="layout" svg:width="4.65cm" svg:height="0.5cm" svg:x="14.85cm" svg:y="7.65cm">
          <text:p text:style-name="P1"><text:span text:style-name="T1">static void irqInterrupt()</text:span></text:p>
        </draw:rect>
        <draw:line draw:style-name="gr3" draw:text-style-name="P1" draw:layer="layout" svg:x1="17.15cm" svg:y1="7.15cm" svg:x2="17.15cm" svg:y2="6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rs Graf</meta:initial-creator>
    <meta:creation-date>2010-11-11T18:56:49.80</meta:creation-date>
    <dc:date>2019-11-15T16:26:18.592000000</dc:date>
    <meta:editing-duration>PT39M39S</meta:editing-duration>
    <meta:editing-cycles>5</meta:editing-cycles>
    <meta:generator>LibreOffice/6.2.5.2$Windows_X86_64 LibreOffice_project/1ec314fa52f458adc18c4f025c545a4e8b22c159</meta:generator>
    <meta:document-statistic meta:object-count="18"/>
  </office:meta>
</office:document-meta>
</file>